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style:font-name="Liberation Serif" fo:font-size="12pt" style:text-underline-style="none" fo:font-weight="normal" officeooo:rsid="001b181c" officeooo:paragraph-rsid="001b181c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normal" officeooo:rsid="0019e991" officeooo:paragraph-rsid="0019e991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c56a" officeooo:paragraph-rsid="0018c56a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rsid="0018c56a" officeooo:paragraph-rsid="0018c56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18c56a" officeooo:paragraph-rsid="0018c56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bold" officeooo:rsid="0018fbdc" officeooo:paragraph-rsid="0018fbdc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343a40" style:font-name="Poppins" fo:font-size="11.25pt" fo:letter-spacing="normal" fo:font-style="normal" style:text-underline-style="solid" style:text-underline-width="auto" style:text-underline-color="font-color" fo:font-weight="normal" officeooo:rsid="0019e991" officeooo:paragraph-rsid="0019e99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18c56a" officeooo:paragraph-rsid="0018c56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8c56a" officeooo:paragraph-rsid="0018c56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8fbdc" officeooo:paragraph-rsid="0018fbd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8c56a" officeooo:paragraph-rsid="0018c56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8fbdc" officeooo:paragraph-rsid="0018fbdc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style:text-underline-style="solid" style:text-underline-width="auto" style:text-underline-color="font-color" fo:font-weight="normal" officeooo:paragraph-rsid="0018fbdc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style:text-underline-style="solid" style:text-underline-width="auto" style:text-underline-color="font-color" fo:font-weight="normal" officeooo:paragraph-rsid="0019e991" style:font-size-asian="12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style:text-underline-style="solid" style:text-underline-width="auto" style:text-underline-color="font-color" fo:font-weight="normal" officeooo:rsid="001e1841" officeooo:paragraph-rsid="0019e991" style:font-size-asian="12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style:text-underline-style="solid" style:text-underline-width="auto" style:text-underline-color="font-color" fo:font-weight="normal" officeooo:rsid="0019e991" officeooo:paragraph-rsid="0019e991" style:font-size-asian="12pt" style:font-size-complex="12pt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style:text-underline-style="solid" style:text-underline-width="auto" style:text-underline-color="font-color" fo:font-weight="normal" officeooo:rsid="001b94ba" officeooo:paragraph-rsid="001b94ba" style:font-size-asian="12pt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style:text-underline-style="none" fo:font-weight="normal" officeooo:rsid="0019e991" officeooo:paragraph-rsid="0019e991" style:font-size-asian="12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style:text-underline-style="none" fo:font-weight="normal" officeooo:rsid="001e1841" officeooo:paragraph-rsid="001e1841" style:font-size-asian="12pt" style:font-size-complex="12pt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style:text-underline-style="none" fo:font-weight="normal" officeooo:rsid="001b94ba" officeooo:paragraph-rsid="001b94ba" style:font-size-asian="12pt" style:font-size-complex="12pt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style:text-underline-style="none" fo:font-weight="normal" officeooo:rsid="001b181c" officeooo:paragraph-rsid="001b181c" style:font-size-asian="12pt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inherit" fo:font-size="21pt" fo:letter-spacing="normal" fo:language="es" fo:country="ES" fo:font-style="normal" style:text-underline-style="none" fo:font-weight="normal" officeooo:rsid="0018fbdc" officeooo:paragraph-rsid="0018fbdc" style:font-size-asian="10.5pt" style:font-weight-asian="bold" style:font-size-complex="12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font-variant="normal" fo:text-transform="none" fo:color="#222222" style:font-name="inherit" fo:font-size="21pt" fo:letter-spacing="normal" fo:language="es" fo:country="ES" fo:font-style="normal" style:text-underline-style="none" fo:font-weight="normal" officeooo:rsid="0019e991" officeooo:paragraph-rsid="0019e991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 style:font-size-asian="12pt"/>
    </style:style>
    <style:style style:name="T2" style:family="text">
      <style:text-properties fo:font-variant="normal" fo:text-transform="none" fo:letter-spacing="normal" fo:font-style="normal" fo:font-weight="normal" officeooo:rsid="0018fbdc" style:font-size-asian="12pt"/>
    </style:style>
    <style:style style:name="T3" style:family="text">
      <style:text-properties fo:font-variant="normal" fo:text-transform="none" fo:letter-spacing="normal" fo:font-style="normal" fo:font-weight="normal" officeooo:rsid="001e1841" style:font-size-asian="12pt"/>
    </style:style>
    <style:style style:name="T4" style:family="text">
      <style:text-properties fo:font-variant="normal" fo:text-transform="none" fo:letter-spacing="normal" fo:language="es" fo:country="ES" fo:font-style="normal"/>
    </style:style>
    <style:style style:name="T5" style:family="text">
      <style:text-properties fo:font-variant="normal" fo:text-transform="none" fo:letter-spacing="normal" fo:language="es" fo:country="ES" fo:font-style="normal" officeooo:rsid="001e1841"/>
    </style:style>
    <style:style style:name="T6" style:family="text">
      <style:text-properties officeooo:rsid="001c9a9a"/>
    </style:style>
    <style:style style:name="T7" style:family="text">
      <style:text-properties officeooo:rsid="001dee6e"/>
    </style:style>
    <style:style style:name="T8" style:family="text">
      <style:text-properties officeooo:rsid="001e1841"/>
    </style:style>
    <style:style style:name="T9" style:family="text">
      <style:text-properties officeooo:rsid="001f4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SITE ANALYSIS<text:span text:style-name="T6"> (Version </text:span><text:span text:style-name="T7">Movil</text:span><text:span text:style-name="T6">)</text:span></text:p>
      <text:p text:style-name="P3"/>
      <text:p text:style-name="P4"><text:line-break/><text:span text:style-name="T1">¿Qué sitio es este? (¿Está lo suficientemente claro?):</text:span></text:p>
      <text:p text:style-name="P8"/>
      <text:p text:style-name="P9">Si entramos directamente a la pagina principal o a cualquier otra nos queda claro que es un sitio dedicado a la venta de ordenador, moviles y accesorios electronicos</text:p>
      <text:p text:style-name="P9"/>
      <text:p text:style-name="P9"/>
      <text:p text:style-name="P9"/>
      <text:p text:style-name="P11">¿Sigue convenciones?(Menús, logotipos, contenido,…)</text:p>
      <text:p text:style-name="P11"/>
      <text:p text:style-name="P5"><text:span text:style-name="T1">Sigue las convenciones standards, su logo lleva a la pagina principal y los menus y barras de navegacion estan </text:span><text:span text:style-name="T2">donde deberian y en paginas como la de pago estan omitidas esos menus y barras de busqueda</text:span><text:span text:style-name="T3">. Eso si los iconos pueden ser muy pequeños en algunos casos</text:span></text:p>
      <text:p text:style-name="P9"/>
      <text:p text:style-name="P9"/>
      <text:p text:style-name="P9"/>
      <text:p text:style-name="P11">¿Son los elementos suficientemente claros? (Buscar entradas, iconos, redes sociales,…)</text:p>
      <text:p text:style-name="P9"/>
      <text:p text:style-name="P6"><text:span text:style-name="T1">Todos los elementos son </text:span><text:span text:style-name="T3">pequeños y puede costar verlos o darles con el dedo</text:span></text:p>
      <text:p text:style-name="P10"/>
      <text:p text:style-name="P10"/>
      <text:p text:style-name="P10"/>
      <text:p text:style-name="P12">¿Es evidente la jerarquía (secciones, subsecciones,…)? ¿Puedo ver las secciones principales del sitio? ¿Qué opciones tengo en este nivel de la jerarquía?</text:p>
      <text:p text:style-name="P9"/>
      <text:p text:style-name="P6"><text:span text:style-name="T3">Las diferentes </text:span><text:span text:style-name="T1">secciones </text:span><text:span text:style-name="T3">estan </text:span><text:span text:style-name="T1">perfectamente divididas y claras</text:span><text:span text:style-name="T3">. Si entramos en alguna seccion para ver las subsecciones tenemos que darle al boton de filtrar lo cual puede ser dificil de encontrar</text:span></text:p>
      <text:p text:style-name="P10"/>
      <text:p text:style-name="P10"/>
      <text:p text:style-name="P10"/>
      <text:p text:style-name="P13">Están las páginas divididas en secciones / capas bien definidas?</text:p>
      <text:p text:style-name="P13"/>
      <text:p text:style-name="P18">Si estan dividida y son perfectamente identificables</text:p>
      <text:p text:style-name="P18"/>
      <text:p text:style-name="P18"/>
      <text:p text:style-name="P18"/>
      <text:p text:style-name="P2"><text:span text:style-name="T4">¿Puedes distinguir enlaces y botones</text:span><text:span text:style-name="T5">?</text:span></text:p>
      <text:p text:style-name="P15"/>
      <text:p text:style-name="P19">Si estan claros<text:span text:style-name="T9">. En la seccion de pago el boton de comprar con amazon pay esta movido a la derecha y parte de el no se ve bien </text:span></text:p>
      <text:p text:style-name="P16"/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6"/>
      <text:p text:style-name="P2"><text:soft-page-break/></text:p>
      <text:p text:style-name="P2">¿Hay algún contenido que distraiga al usuario?</text:p>
      <text:p text:style-name="P2"/>
      <text:p text:style-name="P1">En la pagina principal hay un call action que esta fijo en la pagina y se mueve con nosotros por la pagina principal y puede distraer al usuario del contenido<text:span text:style-name="T8"> y puede ser de un tamaño grande segun la pantalla del movil </text:span></text:p>
      <text:p text:style-name="P2"/>
      <text:p text:style-name="P7"/>
      <text:p text:style-name="P14">¿Está estructurado el contenido?</text:p>
      <text:p text:style-name="P17"/>
      <text:p text:style-name="P20">El contenido esta bien estructurado, hay encabezados que separan las secciones, no hay abusos de negrita y los parrafos son cortos</text:p>
      <text:p text:style-name="P14"/>
      <text:p text:style-name="P14"/>
      <text:p text:style-name="P14"/>
      <text:p text:style-name="P14">¿Hay opciones de búsqueda? ¿Están lo suficientemente claros?</text:p>
      <text:p text:style-name="P14"/>
      <text:p text:style-name="P21">Hay opciones de busqueda y filtrado pero las opciones de filtrado no funcionan bien si buscas un productor a un precio entorno a 100-200 euros te aparecen productos que superan los 200€ y lo mismo si buscas productos de x marca aparecen otros que no son de esa marca</text:p>
      <text:p text:style-name="P13"/>
      <text:p text:style-name="P22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2:40:41.349354309</meta:creation-date>
    <dc:date>2020-09-23T13:44:34.722529700</dc:date>
    <meta:editing-duration>PT19M5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2" meta:paragraph-count="19" meta:word-count="349" meta:character-count="2108" meta:non-whitespace-character-count="1775"/>
  </office:meta>
</office:document-meta>
</file>